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988" officeooo:paragraph-rsid="000a1988"/>
    </style:style>
    <style:style style:name="P2" style:family="paragraph" style:parent-style-name="Standard">
      <style:text-properties fo:font-weight="bold" officeooo:rsid="000a1988" officeooo:paragraph-rsid="000a1988" style:font-weight-asian="bold" style:font-weight-complex="bold"/>
    </style:style>
    <style:style style:name="P3" style:family="paragraph" style:parent-style-name="Standard">
      <style:text-properties fo:font-weight="bold" officeooo:rsid="000b0c0e" officeooo:paragraph-rsid="000b0c0e" style:font-weight-asian="bold" style:font-weight-complex="bold"/>
    </style:style>
    <style:style style:name="P4" style:family="paragraph" style:parent-style-name="Standard">
      <style:text-properties officeooo:rsid="000b0c0e" officeooo:paragraph-rsid="000b0c0e"/>
    </style:style>
    <style:style style:name="P5" style:family="paragraph" style:parent-style-name="Standard">
      <style:text-properties fo:font-weight="bold" officeooo:rsid="000a1988" officeooo:paragraph-rsid="000a1988" style:font-weight-asian="bold" style:font-weight-complex="bold"/>
    </style:style>
    <style:style style:name="T1" style:family="text">
      <style:text-properties officeooo:rsid="000df9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in11</text:p>
      <text:p text:style-name="P1"/>
      <text:p text:style-name="P2">Ejercicio 1</text:p>
      <text:p text:style-name="P1"><text:tab/>&lt;!DOCTYPE html&gt;</text:p>
      <text:p text:style-name="P1">&lt;html lang="es"&gt;</text:p>
      <text:p text:style-name="P1">&lt;head&gt;</text:p>
      <text:p text:style-name="P1"><text:tab/>&lt;meta charset="utf-8"&gt;</text:p>
      <text:p text:style-name="P1"><text:tab/>&lt;meta name="viewport" content="width=device-width, initial-scale=1"&gt;</text:p>
      <text:p text:style-name="P1"><text:tab/>&lt;title&gt;Boletin 11&lt;/title&gt;</text:p>
      <text:p text:style-name="P1"><text:tab/>&lt;style&gt;</text:p>
      <text:p text:style-name="P1"><text:tab/><text:tab/>table{</text:p>
      <text:p text:style-name="P1"><text:tab/><text:tab/><text:tab/>border: 1px solid black;</text:p>
      <text:p text:style-name="P1"/>
      <text:p text:style-name="P1"><text:tab/><text:tab/>}</text:p>
      <text:p text:style-name="P1"><text:tab/><text:tab/>caption{font-size: 2em;}</text:p>
      <text:p text:style-name="P1"><text:tab/><text:tab/>tr,td{border: 1px solid black;}</text:p>
      <text:p text:style-name="P1"/>
      <text:p text:style-name="P1"><text:tab/>&lt;/style&gt;</text:p>
      <text:p text:style-name="P1">&lt;/head&gt;</text:p>
      <text:p text:style-name="P1">&lt;body&gt;</text:p>
      <text:p text:style-name="P1"><text:tab/>&lt;table&gt;</text:p>
      <text:p text:style-name="P1"><text:tab/><text:tab/>&lt;caption&gt;&lt;b&gt;Ejer1&lt;/b&gt;&lt;/caption&gt;</text:p>
      <text:p text:style-name="P1"><text:tab/><text:tab/>&lt;tr&gt;&lt;td&gt;AA&lt;/td&gt;&lt;td&gt;BB&lt;/td&gt;&lt;td&gt;CC&lt;/td&gt;&lt;/tr&gt;</text:p>
      <text:p text:style-name="P1"><text:tab/><text:tab/>&lt;tr&gt;&lt;td&gt;DD&lt;/td&gt;&lt;td&gt;EE&lt;/td&gt;&lt;td&gt;FF&lt;/td&gt;&lt;/tr&gt;</text:p>
      <text:p text:style-name="P1"><text:tab/>&lt;/table&gt;</text:p>
      <text:p text:style-name="P1">&lt;/body&gt;</text:p>
      <text:p text:style-name="P1">&lt;/html&gt;</text:p>
      <text:p text:style-name="P2">Ejercicio2</text:p>
      <text:p text:style-name="P1">&lt;!DOCTYPE html&gt;</text:p>
      <text:p text:style-name="P1">&lt;html lang="es"&gt;</text:p>
      <text:p text:style-name="P1">&lt;head&gt;</text:p>
      <text:p text:style-name="P1"><text:tab/>&lt;meta charset="utf-8"&gt;</text:p>
      <text:p text:style-name="P1"><text:tab/>&lt;meta name="viewport" content="width=device-width, initial-scale=1"&gt;</text:p>
      <text:p text:style-name="P1"><text:tab/>&lt;title&gt;Boletin 11&lt;/title&gt;</text:p>
      <text:p text:style-name="P1"><text:tab/>&lt;style&gt;</text:p>
      <text:p text:style-name="P1"><text:tab/><text:tab/>table{</text:p>
      <text:p text:style-name="P1"><text:tab/><text:tab/><text:tab/>border: 1px solid black;</text:p>
      <text:p text:style-name="P1"><text:tab/><text:tab/><text:tab/>background-color: yellow;</text:p>
      <text:p text:style-name="P1"><text:tab/><text:tab/>}</text:p>
      <text:p text:style-name="P1"><text:tab/><text:tab/>caption{font-size: 2em;}</text:p>
      <text:p text:style-name="P1"><text:tab/><text:tab/>tr,td{border: 1px solid black;}</text:p>
      <text:p text:style-name="P1"/>
      <text:p text:style-name="P1"><text:tab/>&lt;/style&gt;</text:p>
      <text:p text:style-name="P1">&lt;/head&gt;</text:p>
      <text:p text:style-name="P1">&lt;body&gt;</text:p>
      <text:p text:style-name="P1"><text:tab/>&lt;table&gt;</text:p>
      <text:p text:style-name="P1"><text:tab/><text:tab/>&lt;caption&gt;&lt;b&gt;Ejer2&lt;/b&gt;&lt;/caption&gt;</text:p>
      <text:p text:style-name="P1"><text:tab/><text:tab/>&lt;tr&gt;&lt;td&gt;Dato 1&lt;/td&gt;&lt;td rowspan="2"&gt;Dato 2&lt;/td&gt;&lt;td&gt;Dato 3&lt;/td&gt;&lt;/tr&gt;</text:p>
      <text:p text:style-name="P1"><text:tab/><text:tab/>&lt;tr&gt;&lt;td&gt;Dato 4&lt;/td&gt;&lt;td&gt;Dato 5&lt;/td&gt;&lt;/tr&gt;</text:p>
      <text:p text:style-name="P1"><text:tab/>&lt;/table&gt;</text:p>
      <text:p text:style-name="P1">&lt;/body&gt;</text:p>
      <text:p text:style-name="P1">&lt;/html&gt;</text:p>
      <text:p text:style-name="P2"><text:soft-page-break/>Ejercicio3</text:p>
      <text:p text:style-name="P1">&lt;!DOCTYPE html&gt;</text:p>
      <text:p text:style-name="P1">&lt;html lang="es"&gt;</text:p>
      <text:p text:style-name="P1">&lt;head&gt;</text:p>
      <text:p text:style-name="P1"><text:tab/>&lt;meta charset="utf-8"&gt;</text:p>
      <text:p text:style-name="P1"><text:tab/>&lt;meta name="viewport" content="width=device-width, initial-scale=1"&gt;</text:p>
      <text:p text:style-name="P1"><text:tab/>&lt;title&gt;Boletin 11&lt;/title&gt;</text:p>
      <text:p text:style-name="P1"><text:tab/>&lt;style&gt;</text:p>
      <text:p text:style-name="P1"><text:tab/><text:tab/>table{</text:p>
      <text:p text:style-name="P1"><text:tab/><text:tab/><text:tab/>border: 1px solid black;</text:p>
      <text:p text:style-name="P1"><text:tab/><text:tab/>}</text:p>
      <text:p text:style-name="P1"><text:tab/><text:tab/>caption{font-size: 2em;}</text:p>
      <text:p text:style-name="P1"><text:tab/><text:tab/>tr,td{border: 1px solid black;}</text:p>
      <text:p text:style-name="P1"/>
      <text:p text:style-name="P1"><text:tab/>&lt;/style&gt;</text:p>
      <text:p text:style-name="P1">&lt;/head&gt;</text:p>
      <text:p text:style-name="P1">&lt;body&gt;</text:p>
      <text:p text:style-name="P1"><text:tab/>&lt;table&gt;</text:p>
      <text:p text:style-name="P1"><text:tab/><text:tab/>&lt;caption&gt;&lt;b&gt;Ejer3&lt;/b&gt;&lt;/caption&gt;</text:p>
      <text:p text:style-name="P1"><text:tab/><text:tab/>&lt;tr&gt;&lt;td rowspan="2" bgcolor="pink"&gt;Item 1&lt;/td&gt;&lt;td&gt;Item 2&lt;/td&gt;&lt;td&gt;Item 3&lt;/td&gt;&lt;td&gt;Item 4&lt;/td&gt;&lt;/tr&gt;</text:p>
      <text:p text:style-name="P1"><text:tab/><text:tab/>&lt;tr&gt;&lt;td&gt;Item 5&lt;/td&gt;&lt;td&gt;Item 6&lt;/td&gt;&lt;td&gt;Item 7&lt;/td&gt;&lt;/tr&gt;</text:p>
      <text:p text:style-name="P1"><text:tab/>&lt;/table&gt;</text:p>
      <text:p text:style-name="P1">&lt;/body&gt;</text:p>
      <text:p text:style-name="P1">&lt;/html&gt;</text:p>
      <text:p text:style-name="P2">Ejercicio 4</text:p>
      <text:p text:style-name="P1">&lt;!DOCTYPE html&gt;</text:p>
      <text:p text:style-name="P1">&lt;html lang="es"&gt;</text:p>
      <text:p text:style-name="P1">&lt;head&gt;</text:p>
      <text:p text:style-name="P1"><text:tab/>&lt;meta charset="utf-8"&gt;</text:p>
      <text:p text:style-name="P1"><text:tab/>&lt;meta name="viewport" content="width=device-width, initial-scale=1"&gt;</text:p>
      <text:p text:style-name="P1"><text:tab/>&lt;title&gt;Boletin 11&lt;/title&gt;</text:p>
      <text:p text:style-name="P1"><text:tab/>&lt;style&gt;</text:p>
      <text:p text:style-name="P1"><text:tab/><text:tab/>table{</text:p>
      <text:p text:style-name="P1"><text:tab/><text:tab/><text:tab/>border: 1px solid black;</text:p>
      <text:p text:style-name="P1"><text:tab/><text:tab/>}</text:p>
      <text:p text:style-name="P1"><text:tab/><text:tab/>caption{font-size: 2em;}</text:p>
      <text:p text:style-name="P1"><text:tab/><text:tab/>tr,td{border: 1px solid black;}</text:p>
      <text:p text:style-name="P1"/>
      <text:p text:style-name="P1"><text:tab/>&lt;/style&gt;</text:p>
      <text:p text:style-name="P1">&lt;/head&gt;</text:p>
      <text:p text:style-name="P1">&lt;body&gt;</text:p>
      <text:p text:style-name="P1"><text:tab/>&lt;table&gt;</text:p>
      <text:p text:style-name="P1"><text:tab/><text:tab/>&lt;caption&gt;&lt;b&gt;Ejer4&lt;/b&gt;&lt;/caption&gt;</text:p>
      <text:p text:style-name="P1"><text:tab/><text:tab/>&lt;tr&gt;&lt;td&gt;Item 1&lt;/td&gt;&lt;td colspan="2"&gt;Item 2&lt;/td&gt;&lt;/tr&gt;</text:p>
      <text:p text:style-name="P1"><text:tab/><text:tab/>&lt;tr&gt;&lt;td&gt;Item 3&lt;/td&gt;&lt;td&gt;Item 4&lt;/td&gt;&lt;td&gt;Item 5&lt;/td&gt;&lt;/tr&gt;</text:p>
      <text:p text:style-name="P1"><text:tab/>&lt;/table&gt;</text:p>
      <text:p text:style-name="P1">&lt;/body&gt;</text:p>
      <text:p text:style-name="P1">&lt;/html&gt;</text:p>
      <text:p text:style-name="P1"/>
      <text:p text:style-name="P1"/>
      <text:p text:style-name="P1"/>
      <text:p text:style-name="P2"><text:soft-page-break/>Ejercicio5</text:p>
      <text:p text:style-name="P1">&lt;!DOCTYPE html&gt;</text:p>
      <text:p text:style-name="P1">&lt;html lang="es"&gt;</text:p>
      <text:p text:style-name="P1">&lt;head&gt;</text:p>
      <text:p text:style-name="P1"><text:tab/>&lt;meta charset="utf-8"&gt;</text:p>
      <text:p text:style-name="P1"><text:tab/>&lt;meta name="viewport" content="width=device-width, initial-scale=1"&gt;</text:p>
      <text:p text:style-name="P1"><text:tab/>&lt;title&gt;Boletin 11&lt;/title&gt;</text:p>
      <text:p text:style-name="P1"><text:tab/>&lt;style&gt;</text:p>
      <text:p text:style-name="P1"><text:tab/><text:tab/>table{</text:p>
      <text:p text:style-name="P1"><text:tab/><text:tab/><text:tab/>border: 1px solid black;</text:p>
      <text:p text:style-name="P1"><text:tab/><text:tab/>}</text:p>
      <text:p text:style-name="P1"><text:tab/><text:tab/>caption{font-size: 2em;}</text:p>
      <text:p text:style-name="P1"><text:tab/><text:tab/>tr,td{border: 1px solid black;}</text:p>
      <text:p text:style-name="P1"><text:tab/><text:tab/>th{border: 1px solid black;}</text:p>
      <text:p text:style-name="P1"/>
      <text:p text:style-name="P1"><text:tab/>&lt;/style&gt;</text:p>
      <text:p text:style-name="P1">&lt;/head&gt;</text:p>
      <text:p text:style-name="P1">&lt;body&gt;</text:p>
      <text:p text:style-name="P1"><text:tab/>&lt;table&gt;</text:p>
      <text:p text:style-name="P1"><text:tab/><text:tab/>&lt;caption&gt;&lt;b&gt;Ejer5&lt;/b&gt;&lt;/caption&gt;</text:p>
      <text:p text:style-name="P1"><text:tab/><text:tab/>&lt;tr&gt;&lt;th&gt;Head1&lt;/th&gt;&lt;th&gt;Head2&lt;/th&gt;&lt;th&gt;Head3&lt;/th&gt;&lt;/tr&gt;</text:p>
      <text:p text:style-name="P1"><text:tab/><text:tab/>&lt;tr&gt;&lt;td colspan="3" align="center"&gt;A-B-C&lt;/td&gt;&lt;/tr&gt;</text:p>
      <text:p text:style-name="P1"><text:tab/><text:tab/>&lt;tr&gt;&lt;td&gt;D&lt;/td&gt;&lt;td&gt;E&lt;/td&gt;&lt;td&gt;F&lt;/td&gt;&lt;/tr&gt;</text:p>
      <text:p text:style-name="P1"><text:tab/>&lt;/table&gt;</text:p>
      <text:p text:style-name="P1">&lt;/body&gt;</text:p>
      <text:p text:style-name="P1">&lt;/html&gt;</text:p>
      <text:p text:style-name="P3">Ejercicio6</text:p>
      <text:p text:style-name="P4">&lt;!DOCTYPE html&gt;</text:p>
      <text:p text:style-name="P4">&lt;html lang="es"&gt;</text:p>
      <text:p text:style-name="P4">&lt;head&gt;</text:p>
      <text:p text:style-name="P4"><text:tab/>&lt;meta charset="utf-8"&gt;</text:p>
      <text:p text:style-name="P4"><text:tab/>&lt;meta name="viewport" content="width=device-width, initial-scale=1"&gt;</text:p>
      <text:p text:style-name="P4"><text:tab/>&lt;title&gt;Boletin 11&lt;/title&gt;</text:p>
      <text:p text:style-name="P4"><text:tab/>&lt;style&gt;</text:p>
      <text:p text:style-name="P4"><text:tab/><text:tab/>table{</text:p>
      <text:p text:style-name="P4"><text:tab/><text:tab/><text:tab/>border: 1px solid black;</text:p>
      <text:p text:style-name="P4"><text:tab/><text:tab/>}</text:p>
      <text:p text:style-name="P4"><text:tab/><text:tab/>caption{font-size: 2em;}</text:p>
      <text:p text:style-name="P4"><text:tab/><text:tab/>tr,td{border: 1px solid black;}</text:p>
      <text:p text:style-name="P4"><text:tab/><text:tab/>th{border: 1px solid black;}</text:p>
      <text:p text:style-name="P4"/>
      <text:p text:style-name="P4"><text:tab/>&lt;/style&gt;</text:p>
      <text:p text:style-name="P4">&lt;/head&gt;</text:p>
      <text:p text:style-name="P4">&lt;body&gt;</text:p>
      <text:p text:style-name="P4"><text:tab/>&lt;table&gt;</text:p>
      <text:p text:style-name="P4"><text:tab/><text:tab/>&lt;caption&gt;&lt;b&gt;Ejer6&lt;/b&gt;&lt;/caption&gt;</text:p>
      <text:p text:style-name="P4"><text:tab/><text:tab/>&lt;tr&gt;&lt;th colspan="2"&gt;Head1&lt;/th&gt;&lt;th colspan="2"&gt;Head2&lt;/th&gt;&lt;/tr&gt;</text:p>
      <text:p text:style-name="P4"><text:tab/><text:tab/>&lt;tr&gt;&lt;td&gt;A&lt;/td&gt; &lt;td&gt;B&lt;/td&gt; &lt;td&gt;C&lt;/td&gt; &lt;td&gt;D&lt;/td&gt;&lt;/tr&gt;</text:p>
      <text:p text:style-name="P4"><text:tab/><text:tab/>&lt;tr&gt;&lt;td&gt;E&lt;/td&gt;&lt;td&gt;F&lt;/td&gt;&lt;td&gt;G&lt;/td&gt;&lt;td&gt;H&lt;/td&gt;&lt;/tr&gt;</text:p>
      <text:p text:style-name="P4"><text:tab/>&lt;/table&gt;</text:p>
      <text:p text:style-name="P4">&lt;/body&gt;</text:p>
      <text:p text:style-name="P4">&lt;/html&gt;</text:p>
      <text:p text:style-name="P3"><text:soft-page-break/>Ejercicio7</text:p>
      <text:p text:style-name="P4">&lt;!DOCTYPE html&gt;</text:p>
      <text:p text:style-name="P4">&lt;html lang="es"&gt;</text:p>
      <text:p text:style-name="P4">&lt;head&gt;</text:p>
      <text:p text:style-name="P4"><text:tab/>&lt;meta charset="utf-8"&gt;</text:p>
      <text:p text:style-name="P4"><text:tab/>&lt;meta name="viewport" content="width=device-width, initial-scale=1"&gt;</text:p>
      <text:p text:style-name="P4"><text:tab/>&lt;title&gt;Boletin 11&lt;/title&gt;</text:p>
      <text:p text:style-name="P4"><text:tab/>&lt;style&gt;</text:p>
      <text:p text:style-name="P4"><text:tab/><text:tab/>table{</text:p>
      <text:p text:style-name="P4"><text:tab/><text:tab/><text:tab/>border: 1px solid black;</text:p>
      <text:p text:style-name="P4"><text:tab/><text:tab/>}</text:p>
      <text:p text:style-name="P4"><text:tab/><text:tab/>caption{font-size: 2em;}</text:p>
      <text:p text:style-name="P4"><text:tab/><text:tab/>tr,td{border: 1px solid black;}</text:p>
      <text:p text:style-name="P4"><text:tab/><text:tab/>th{border: 1px solid black;}</text:p>
      <text:p text:style-name="P4"/>
      <text:p text:style-name="P4"><text:tab/>&lt;/style&gt;</text:p>
      <text:p text:style-name="P4">&lt;/head&gt;</text:p>
      <text:p text:style-name="P4">&lt;body&gt;</text:p>
      <text:p text:style-name="P4"><text:tab/>&lt;table&gt;</text:p>
      <text:p text:style-name="P4"><text:tab/><text:tab/>&lt;caption&gt;&lt;b&gt;Ejer7&lt;/b&gt;&lt;/caption&gt;</text:p>
      <text:p text:style-name="P4"><text:tab/><text:tab/>&lt;tr&gt;&lt;th&gt;Head1&lt;/th&gt; &lt;td&gt;Item 1&lt;/td&gt; &lt;td&gt;Item 2&lt;/td&gt; &lt;td&gt;Item 3&lt;/td&gt;&lt;/tr&gt;</text:p>
      <text:p text:style-name="P4"><text:tab/><text:tab/>&lt;tr&gt;&lt;th&gt;Head2&lt;/th&gt; &lt;td&gt;Item 4&lt;/td&gt; &lt;td&gt;Item 5&lt;/td&gt; &lt;td&gt;Item 6&lt;/td&gt;&lt;/tr&gt;</text:p>
      <text:p text:style-name="P4"><text:tab/><text:tab/>&lt;tr&gt;&lt;th&gt;Head3&lt;/th&gt; &lt;td&gt;Item 7&lt;/td&gt; &lt;td&gt;Item 8&lt;/td&gt; &lt;td&gt;Item 9&lt;/td&gt;&lt;/tr&gt;</text:p>
      <text:p text:style-name="P4"><text:tab/>&lt;/table&gt;</text:p>
      <text:p text:style-name="P4">&lt;/body&gt;</text:p>
      <text:p text:style-name="P4">&lt;/html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Ejercicio8</text:p>
      <text:p text:style-name="P4">&lt;!DOCTYPE html&gt;</text:p>
      <text:p text:style-name="P4">&lt;html lang="es"&gt;</text:p>
      <text:p text:style-name="P4">&lt;head&gt;</text:p>
      <text:p text:style-name="P4"><text:tab/>&lt;meta charset="utf-8"&gt;</text:p>
      <text:p text:style-name="P4"><text:tab/>&lt;meta name="viewport" content="width=device-width, initial-scale=1"&gt;</text:p>
      <text:p text:style-name="P4"><text:tab/>&lt;title&gt;Boletin 11&lt;/title&gt;</text:p>
      <text:p text:style-name="P4"><text:tab/>&lt;style&gt;</text:p>
      <text:p text:style-name="P4"><text:tab/><text:tab/>table{</text:p>
      <text:p text:style-name="P4"><text:tab/><text:tab/><text:tab/>border: 1px solid black;</text:p>
      <text:p text:style-name="P4"><text:tab/><text:tab/><text:tab/>background-color: #CCCCFF;</text:p>
      <text:p text:style-name="P4"><text:tab/><text:tab/><text:tab/>width: 85%;</text:p>
      <text:p text:style-name="P4"><text:tab/><text:tab/><text:tab/>text-align: center;</text:p>
      <text:p text:style-name="P4"><text:tab/><text:tab/><text:tab/>margin: auto;</text:p>
      <text:p text:style-name="P4"><text:tab/><text:tab/><text:tab/>border-collapse: collapse;</text:p>
      <text:p text:style-name="P4"><text:tab/><text:tab/>}</text:p>
      <text:p text:style-name="P4"><text:tab/><text:tab/>tr,td{border: 1px solid black;}</text:p>
      <text:p text:style-name="P4"><text:tab/><text:tab/>th{border: 1px solid black;}</text:p>
      <text:p text:style-name="P4"/>
      <text:p text:style-name="P4"><text:tab/>&lt;/style&gt;</text:p>
      <text:p text:style-name="P4">&lt;/head&gt;</text:p>
      <text:p text:style-name="P4">&lt;body&gt;</text:p>
      <text:p text:style-name="P4"><text:tab/>&lt;h2&gt;Ejer8&lt;/h2&gt;&lt;br&gt;</text:p>
      <text:p text:style-name="P4"><text:tab/>&lt;table&gt;</text:p>
      <text:p text:style-name="P4"><text:tab/><text:tab/>&lt;tr&gt;&lt;td&gt;A&lt;/td&gt; &lt;td&gt;B&lt;/td&gt; &lt;td&gt;C&lt;/td&gt; &lt;td&gt;D&lt;/td&gt;&lt;/tr&gt;</text:p>
      <text:p text:style-name="P4"><text:tab/><text:tab/>&lt;tr&gt;&lt;td rowspan="2"&gt;E&lt;br&gt;I&lt;/td&gt; &lt;td&gt;F&lt;/td&gt; &lt;td colspan="2"&gt;G-H&lt;/td&gt;&lt;/tr&gt;</text:p>
      <text:p text:style-name="P4"><text:tab/><text:tab/>&lt;tr&gt;&lt;td&gt;J&lt;/td&gt; &lt;td rowspan="2"&gt;K&lt;br&gt;O&lt;/td&gt; &lt;td&gt;L&lt;/td&gt;&lt;/tr&gt;</text:p>
      <text:p text:style-name="P4"><text:tab/><text:tab/>&lt;tr&gt;&lt;td&gt;M&lt;/td&gt;&lt;td&gt;N&lt;/td&gt;&lt;td&gt;P&lt;/td&gt;&lt;/tr&gt;</text:p>
      <text:p text:style-name="P4"><text:tab/>&lt;/table&gt;</text:p>
      <text:p text:style-name="P4">&lt;/body&gt;</text:p>
      <text:p text:style-name="P4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1:14:34.508161265</meta:creation-date>
    <dc:date>2022-11-17T11:42:08.314003045</dc:date>
    <meta:editing-duration>PT4M4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5" meta:paragraph-count="199" meta:word-count="386" meta:character-count="4300" meta:non-whitespace-character-count="3887"/>
  </office:meta>
</office:document-meta>
</file>